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line-height="150%"/>
    </style:style>
    <style:style style:name="T3" style:parent-style-name="Absatz-Standardschriftart" style:family="text">
      <style:text-properties style:font-name="Arial" fo:font-size="14pt" style:font-size-asian="14pt" style:font-size-complex="14pt" fo:language="en" fo:country="US"/>
    </style:style>
    <style:style style:name="T4" style:parent-style-name="Absatz-Standardschriftart" style:family="text">
      <style:text-properties style:font-name="Arial" fo:font-size="14pt" style:font-size-asian="14pt" style:font-size-complex="14pt"/>
    </style:style>
  </office:automatic-styles>
  <office:body>
    <office:text text:use-soft-page-breaks="true">
      <text:p text:style-name="P1"/>
      <text:p text:style-name="P2"><text:span text:style-name="T3">Hello everyone, I'm really happy that I have the opportunity to tell you something today.<text:s/></text:span><text:span text:style-name="T4">Like most of you, I am a man of languages and work with language all the time. However, not as a full-time programmer, but as a duty editor at the Austrian Broadcasting Corporation. But my passion for the beauty of languages is broader than what I can do in this job, and that's why I've been passionate about the beauty of programming languages for several years. And that's my approach to the whole thing. I've been working with the Rust language for about three years and today I'm talking about development with the Actix Web framework. I came across this because I was looking for a simple and fast framework. And today I would like to show you how to use it to build fast and easy-to-maintain applications. And today I am really happy that I can shared my experiences with yo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hlo Phlo</dc:creator>
    <meta:creation-date>2023-11-25T09:20:00Z</meta:creation-date>
    <dc:date>2023-11-27T12:46:00Z</dc:date>
    <meta:template xlink:href="Normal.dotm" xlink:type="simple"/>
    <meta:editing-cycles>2</meta:editing-cycles>
    <meta:editing-duration>PT0S</meta:editing-duration>
    <meta:document-statistic meta:page-count="1" meta:paragraph-count="1" meta:word-count="119" meta:character-count="874" meta:row-count="6" meta:non-whitespace-character-count="756"/>
  </office:meta>
</office:document-meta>
</file>